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page-layout"/>Page layout<text:bookmark-end text:name="page-layout"/></text:h>
      <text:h text:style-name="Heading_20_1" text:outline-level="1"><text:bookmark-start text:name="i.-home-page"/>I. Home page<text:bookmark-end text:name="i.-home-page"/></text:h>
      <text:h text:style-name="Heading_20_1" text:outline-level="1"><text:bookmark-start text:name="ii.-menu-page"/>II. Menu page<text:bookmark-end text:name="ii.-menu-page"/></text:h>
      <text:h text:style-name="Heading_20_1" text:outline-level="1"><text:bookmark-start text:name="iii.-order-page-kind-of-like-coffee-app"/>III. Order page (kind of like coffee app)<text:bookmark-end text:name="iii.-order-page-kind-of-like-coffee-app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6</meta:generator>
    <dc:title/>
    <dc:description/>
    <dc:subject/>
    <meta:keyword/>
    <meta:initial-creator/>
    <dc:creator/>
    <meta:creation-date>2023-11-30T22:10:02Z</meta:creation-date>
    <dc:date>2023-11-30T22:10:02Z</dc:date>
  </office:meta>
</office:document-meta>
</file>